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Verdana" svg:font-family="Verdana, sans-serif"/>
    <style:font-face style:name="Noto Serif" svg:font-family="'Noto Serif'" style:font-family-generic="roman"/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DejaVu Serif" svg:font-family="'DejaVu Serif'" style:font-family-generic="roman" style:font-pitch="variable"/>
    <style:font-face style:name="Noto Serif1" svg:font-family="'Noto Serif'" style:font-adornments="Condense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Oblique" style:font-family-generic="swiss" style:font-pitch="variable"/>
    <style:font-face style:name="Noto Sans1" svg:font-family="'Noto Sans'" style:font-adornments="Condense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Body_20_Text_20_First_20_Indent">
      <style:paragraph-properties fo:margin-left="0in" fo:margin-right="0in" fo:text-indent="0in" style:auto-text-indent="false"/>
      <style:text-properties officeooo:rsid="012fe215" officeooo:paragraph-rsid="00090865"/>
    </style:style>
    <style:style style:name="P2" style:family="paragraph" style:parent-style-name="Normal_20_first_20_Indent">
      <style:text-properties officeooo:rsid="0135f668" officeooo:paragraph-rsid="00090865"/>
    </style:style>
    <style:style style:name="P3" style:family="paragraph" style:parent-style-name="Body_20_Text" style:list-style-name="L3">
      <style:text-properties officeooo:rsid="012246f1" officeooo:paragraph-rsid="00090865"/>
    </style:style>
    <style:style style:name="P4" style:family="paragraph" style:parent-style-name="Body_20_Text_20_First_20_Indent" style:list-style-name="L3">
      <style:text-properties officeooo:rsid="0122e347" officeooo:paragraph-rsid="00090865"/>
    </style:style>
    <style:style style:name="P5" style:family="paragraph" style:parent-style-name="Body_20_Text_20_First_20_Indent" style:list-style-name="L3">
      <style:text-properties officeooo:rsid="000ac64d" officeooo:paragraph-rsid="000ac64d"/>
    </style:style>
    <style:style style:name="P6" style:family="paragraph" style:parent-style-name="Heading_20_1">
      <style:text-properties officeooo:paragraph-rsid="00090865"/>
    </style:style>
    <style:style style:name="P7" style:family="paragraph" style:parent-style-name="Heading_20_1" style:master-page-name="BM_20_Recto">
      <style:paragraph-properties style:page-number="auto" fo:break-before="page"/>
      <style:text-properties officeooo:paragraph-rsid="00090865"/>
    </style:style>
    <style:style style:name="P8" style:family="paragraph" style:parent-style-name="Normal" style:list-style-name="L1">
      <style:text-properties officeooo:paragraph-rsid="00090865"/>
    </style:style>
    <style:style style:name="P9" style:family="paragraph" style:parent-style-name="Normal_20_No_20_Spell">
      <style:text-properties officeooo:paragraph-rsid="000c47b3"/>
    </style:style>
    <style:style style:name="P10" style:family="paragraph" style:parent-style-name="Normal_20_first_20_Indent" style:list-style-name="L2">
      <style:text-properties officeooo:paragraph-rsid="00090865"/>
    </style:style>
    <style:style style:name="P11" style:family="paragraph" style:parent-style-name="Normal_20_first_20_Indent" style:list-style-name="L2">
      <style:text-properties officeooo:rsid="01342684" officeooo:paragraph-rsid="00090865"/>
    </style:style>
    <style:style style:name="P12" style:family="paragraph" style:parent-style-name="Normal_20_first_20_Indent" style:list-style-name="L2">
      <style:paragraph-properties fo:margin-left="0in" fo:margin-right="0in" fo:text-indent="0in" style:auto-text-indent="false"/>
      <style:text-properties style:font-name="Noto Serif2" fo:font-size="12pt" fo:language="en" fo:country="US" officeooo:rsid="01332f36" officeooo:paragraph-rsid="00090865" style:font-name-complex="Noto Serif2"/>
    </style:style>
    <style:style style:name="T1" style:family="text">
      <style:text-properties officeooo:rsid="0128cf3a"/>
    </style:style>
    <style:style style:name="T2" style:family="text">
      <style:text-properties officeooo:rsid="012ba597"/>
    </style:style>
    <style:style style:name="T3" style:family="text">
      <style:text-properties officeooo:rsid="01332f36"/>
    </style:style>
    <style:style style:name="T4" style:family="text">
      <style:text-properties officeooo:rsid="01342684"/>
    </style:style>
    <style:style style:name="T5" style:family="text">
      <style:text-properties style:font-name="Noto Serif2" fo:font-size="12pt" fo:language="en" fo:country="US" style:font-name-complex="Noto Serif2"/>
    </style:style>
    <style:style style:name="T6" style:family="text">
      <style:text-properties style:font-name="Noto Serif2" fo:font-size="12pt" fo:language="en" fo:country="US" officeooo:rsid="01332f36" style:font-name-complex="Noto Serif2"/>
    </style:style>
    <style:style style:name="T7" style:family="text">
      <style:text-properties style:font-name="Noto Serif2" fo:font-size="12pt" fo:language="en" fo:country="US" officeooo:rsid="01342684" style:font-name-complex="Noto Serif2"/>
    </style:style>
    <style:style style:name="T8" style:family="text">
      <style:text-properties fo:font-variant="normal" fo:text-transform="none" fo:color="#663366" loext:opacity="100%" style:font-name="Verdana" fo:font-size="12.5pt" fo:letter-spacing="normal" fo:language="en" fo:country="US" fo:font-style="normal" fo:font-weight="bold" officeooo:rsid="01332f36" style:font-name-complex="Noto Serif2"/>
    </style:style>
    <style:style style:name="T9" style:family="text">
      <style:text-properties fo:font-variant="normal" fo:text-transform="none" fo:color="#663366" loext:opacity="100%" style:font-name="Verdana" fo:font-size="12.5pt" fo:letter-spacing="normal" fo:language="en" fo:country="US" fo:font-style="normal" fo:font-weight="bold" officeooo:rsid="01342684" style:font-name-complex="Noto Serif2"/>
    </style:style>
    <style:style style:name="T10" style:family="text">
      <style:text-properties fo:font-variant="normal" fo:text-transform="none" fo:color="#000000" loext:opacity="100%" style:font-name="Noto Serif2" fo:font-size="12pt" fo:letter-spacing="normal" fo:language="en" fo:country="US" officeooo:rsid="01332f36" style:font-name-complex="Noto Serif2"/>
    </style:style>
    <style:style style:name="T11" style:family="text">
      <style:text-properties fo:font-variant="normal" fo:text-transform="none" fo:color="#000000" loext:opacity="100%" style:font-name="Noto Serif2" fo:font-size="12pt" fo:letter-spacing="normal" fo:language="en" fo:country="US" officeooo:rsid="01342684" style:font-name-complex="Noto Serif2"/>
    </style:style>
    <style:style style:name="T12" style:family="text">
      <style:text-properties officeooo:rsid="01299fbd"/>
    </style:style>
    <style:style style:name="T13" style:family="text">
      <style:text-properties officeooo:rsid="0125fdda"/>
    </style:style>
    <style:style style:name="T14" style:family="text">
      <style:text-properties officeooo:rsid="012e765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2457fe"/>
    </style:style>
    <style:style style:name="T17" style:family="text">
      <style:text-properties officeooo:rsid="000c47b3"/>
    </style:style>
    <style:style style:name="T18" style:family="text">
      <style:text-properties style:use-window-font-color="true" loext:opacity="0%" style:font-name="Noto Serif1" fo:font-size="8pt" fo:font-weight="bold" officeooo:rsid="0052eaf3" style:font-name-asian="Times New Roman1" style:font-size-asian="8pt" style:font-weight-asian="bold" style:font-name-complex="Times New Roman1" style:font-size-complex="8pt" style:font-weight-complex="bold"/>
    </style:style>
    <style:style style:name="T19" style:family="text">
      <style:text-properties style:use-window-font-color="true" loext:opacity="0%" style:font-name="Noto Serif1" fo:font-size="8pt" fo:font-weight="bold" officeooo:rsid="00e7e2c2" style:font-name-asian="Times New Roman1" style:font-size-asian="8pt" style:font-weight-asian="bold" style:font-name-complex="Times New Roman1" style:font-size-complex="8pt" style:font-weight-complex="bold"/>
    </style:style>
    <style:style style:name="T20" style:family="text">
      <style:text-properties style:use-window-font-color="true" loext:opacity="0%" style:font-name="Noto Serif1" fo:font-size="8pt" fo:font-weight="bold" officeooo:rsid="002bd896" style:font-name-asian="Times New Roman1" style:font-size-asian="8pt" style:font-weight-asian="bold" style:font-name-complex="Times New Roman1" style:font-size-complex="8pt" style:font-weight-complex="bold"/>
    </style:style>
    <style:style style:name="T21" style:family="text">
      <style:text-properties style:use-window-font-color="true" loext:opacity="0%" style:font-name="Noto Serif1" fo:font-size="8pt" officeooo:rsid="0052eaf3" style:font-name-asian="Times New Roman1" style:font-size-asian="8pt" style:font-name-complex="Times New Roman1" style:font-size-complex="8pt"/>
    </style:style>
    <style:style style:name="T22" style:family="text">
      <style:text-properties style:use-window-font-color="true" loext:opacity="0%" style:font-name="Noto Serif1" fo:font-size="8pt" officeooo:rsid="007b3a64" style:font-name-asian="Times New Roman1" style:font-size-asian="8pt" style:font-name-complex="Times New Roman1" style:font-size-complex="8pt"/>
    </style:style>
    <style:style style:name="T23" style:family="text">
      <style:text-properties style:use-window-font-color="true" loext:opacity="0%" style:font-name="Noto Serif1" fo:font-size="8pt" officeooo:rsid="00e7e2c2" style:font-name-asian="Times New Roman1" style:font-size-asian="8pt" style:font-name-complex="Times New Roman1" style:font-size-complex="8pt"/>
    </style:style>
    <style:style style:name="T24" style:family="text">
      <style:text-properties style:use-window-font-color="true" loext:opacity="0%" style:font-name="Noto Serif1" fo:font-size="8pt" officeooo:rsid="002bd896" style:font-name-asian="Times New Roman1" style:font-size-asian="8pt" style:font-name-complex="Times New Roman1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LibreOffice Writer Bugs</text:h>
      <text:p text:style-name="P9"><text:span text:style-name="T19">File:</text:span><text:span text:style-name="T23"> </text:span><text:span text:style-name="T22"><text:s/></text:span><text:span text:style-name="T22"><text:file-name text:display="name-and-extension">Bugs.odt</text:file-name></text:span><text:span text:style-name="T22"><text:s/></text:span><text:span text:style-name="T20">Title:</text:span><text:span text:style-name="T24"> </text:span><text:span text:style-name="Emphasis"><text:span text:style-name="T24"><text:title/></text:span></text:span><text:span text:style-name="T24"><text:s/></text:span><text:span text:style-name="T20">Author:</text:span><text:span text:style-name="T24"> </text:span><text:span text:style-name="T24"><text:user-defined style:data-style-name="N0" text:name="AuthorName">David W. Snow</text:user-defined></text:span></text:p>
      <text:p text:style-name="P9"><text:span text:style-name="T18">Last Modified: </text:span><text:span text:style-name="T21"><text:s/></text:span><text:span text:style-name="T21"><text:modification-date style:data-style-name="N84">2020-10-09</text:modification-date></text:span><text:span text:style-name="T21"><text:s/></text:span><text:span text:style-name="T21"><text:modification-time style:data-style-name="N42">09:22 AM</text:modification-time></text:span><text:span text:style-name="T21"><text:s/></text:span><text:span text:style-name="T22">by </text:span><text:span text:style-name="T22"><text:creator>David Snow</text:creator></text:span><text:span text:style-name="T21"><text:s/>― </text:span><text:span text:style-name="T21"><text:word-count>530</text:word-count></text:span><text:span text:style-name="T21"><text:s/>words </text:span><text:span text:style-name="T21"><text:page-count style:num-format="1">3</text:page-count></text:span><text:span text:style-name="T21"><text:s/>pages.</text:span></text:p>
      <text:h text:style-name="Heading_20_2" text:outline-level="2">LibreOffice Bugs / <text:span text:style-name="T1">Questions</text:span>:</text:h>
      <text:list xml:id="list1654816902" text:style-name="L1">
        <text:list-item>
          <text:p text:style-name="P8">I have created character styles Emphasis, Strong and Strong Emphasis and assigned them to OPT+5, OPT+6, OPT+7. I can assign them by selecting the text and double-clicking in the named style. But they don’t work when selecting the text and clicking on the keyboard shortcuts. <text:span text:style-name="T2">The same problem exists with other keyboard shortcuts using the OPT key. </text:span><text:span text:style-name="T3">If macOS won’t let you assign them, then why have them in your list of keys?</text:span></text:p>
        </text:list-item>
        <text:list-item>
          <text:p text:style-name="P8">I assigned “Heading <text:span text:style-name="T3">9</text:span>” the characteristics for a scene break, it would be nice if I could automatically insert “* * *” when I assign the named style. Is there a way to do that? <text:span text:style-name="T3">[Ask LibreOffice]</text:span></text:p>
        </text:list-item>
      </text:list>
      <text:h text:style-name="Heading_20_2" text:outline-level="2">LibreOffice Writer Epub Bugs:</text:h>
      <text:list xml:id="list1324746933" text:style-name="L2">
        <text:list-item>
          <text:p text:style-name="P10"><text:span text:style-name="T3">Field values line “Date Modified”, “Total Number of Pages” Don’t make into EPUBs create by LO Writer. Also other fields like References don’t make it into the EPUB.<text:line-break/>The Short Name of </text:span><text:span text:style-name="T4">bibliography</text:span><text:span text:style-name="T3"> </text:span><text:span text:style-name="T4">entries</text:span><text:span text:style-name="T3"> don’t make it into the EPUB.<text:line-break/></text:span><text:span text:style-name="T6">Example at bottom of page iii of example source document.<text:line-break/>The Short Name of </text:span><text:span text:style-name="T7">bibliography</text:span><text:span text:style-name="T6"> </text:span><text:span text:style-name="T7">entries</text:span><text:span text:style-name="T6"> don’t make it into the EPUB.<text:line-break/> Example on page 17 of example source document.<text:line-break/></text:span><text:a xlink:type="simple" xlink:href="https://bugs.documentfoundation.org/show_bug.cgi?id=131512" text:style-name="Internet_20_link" text:visited-style-name="Visited_20_Internet_20_Link"><text:span text:style-name="T8">Bug 131512</text:span></text:a><text:span text:style-name="T10"> </text:span></text:p>
        </text:list-item>
        <text:list-item>
          <text:p text:style-name="P10"><text:span text:style-name="T6">Bullets, numbers and indents from list don’t make it into the EPUB. <text:line-break/>Example on page xi of example source document </text:span><text:span text:style-name="T7">and in a dozen or more lists in the documents. </text:span><text:a xlink:type="simple" xlink:href="https://bugs.documentfoundation.org/show_bug.cgi?id=131513" text:style-name="Internet_20_link" text:visited-style-name="Visited_20_Internet_20_Link"><text:span text:style-name="T9">Bug 131513</text:span></text:a><text:span text:style-name="T11"> </text:span></text:p>
        </text:list-item>
        <text:list-item>
          <text:p text:style-name="P10"><text:span text:style-name="T7">Simple tables lose columns and are unusual.<text:line-break/></text:span><text:span text:style-name="T6">Example on page </text:span><text:span text:style-name="T7">20</text:span><text:span text:style-name="T6"> of example source document. </text:span><text:a xlink:type="simple" xlink:href="https://bugs.documentfoundation.org/show_bug.cgi?id=132646" text:style-name="Internet_20_link" text:visited-style-name="Visited_20_Internet_20_Link"><text:span text:style-name="T8">Bug 132646</text:span></text:a><text:span text:style-name="T10"> </text:span></text:p>
        </text:list-item>
        <text:list-item>
          <text:p text:style-name="P10"><text:span text:style-name="T6">M</text:span><text:span text:style-name="T7">ore complex table gets over bars inserted in every cell.<text:line-break/></text:span><text:span text:style-name="T6">Example on page </text:span><text:span text:style-name="T7">21</text:span><text:span text:style-name="T6"> of example source document. </text:span><text:a xlink:type="simple" xlink:href="https://bugs.documentfoundation.org/show_bug.cgi?id=132646" text:style-name="Internet_20_link" text:visited-style-name="Visited_20_Internet_20_Link"><text:span text:style-name="T8">Bug 132646</text:span></text:a><text:span text:style-name="T10"> </text:span></text:p>
        </text:list-item>
        <text:list-item>
          <text:p text:style-name="P11"><text:span text:style-name="T6">A </text:span><text:span text:style-name="T5">section of code that had font set to “Courier New” (a monospaced font) was not in a monospaced font in the EPUB.<text:line-break/> </text:span><text:span text:style-name="T6">Example on page </text:span><text:span text:style-name="T5">20-21</text:span><text:span text:style-name="T6"> of example source document.</text:span></text:p>
        </text:list-item>
        <text:list-item>
          <text:p text:style-name="P11"><text:soft-page-break/><text:span text:style-name="T6">T</text:span><text:span text:style-name="T5">able of Contents, Table of Figures, Index of Tables and Bibliography do not make it into the EPUB.<text:line-break/></text:span><text:span text:style-name="T6">Example on page </text:span><text:span text:style-name="T5">ix, 28</text:span><text:span text:style-name="T6"> of example source document.<text:line-break/></text:span><text:a xlink:type="simple" xlink:href="https://bugs.documentfoundation.org/show_bug.cgi?id=131512" text:style-name="Internet_20_link" text:visited-style-name="Visited_20_Internet_20_Link"><text:span text:style-name="T8">Bug 131512</text:span></text:a><text:span text:style-name="T10"> </text:span></text:p>
          <text:p text:style-name="P12"/>
        </text:list-item>
      </text:list>
      <text:p text:style-name="P2"><text:span text:style-name="T6">L</text:span><text:span text:style-name="T5">ibreOffice Writer 6.4.2.2 on macOS 10.15.4 (Catalina)</text:span></text:p>
      <text:h text:style-name="P6" text:outline-level="1"><text:bookmark-start text:name="__RefHeading___Toc190419_3189289651"/>Jutoh Bugs <text:span text:style-name="T12">Questions </text:span>or Enhancements<text:bookmark-end text:name="__RefHeading___Toc190419_3189289651"/></text:h>
      <text:list xml:id="list857339795" text:style-name="L3">
        <text:list-item>
          <text:p text:style-name="P3">When running my template <text:span text:style-name="T13">through</text:span> Jutoh to create Mobipocket and Epub3 output. I have “Generate Generic Font names” checked and Styles with Generic Font Names” set to “Book Author|Book Publisher| Book Subtitle| Book Title|Chapter Subtitle|Copyright|Figure|Heading 1|Heading 2|Heading 3|Heading 4”. I get San Serif fonts in the Mobipocket output <text:span text:style-name="T14">the Book* and Heading 1, but get Serif fonts for the others</text:span>. <text:span text:style-name="T14">In EPUB 3 I only get Serif.</text:span></text:p>
        </text:list-item>
        <text:list-item>
          <text:p text:style-name="P4">Enhance. I would like to use LibreOffice Writer’s <text:span text:style-name="T15">Tools | Chapter Numbering </text:span>to automatically number my chapters. I do not want my front and back matter numbered. I would like Juto<text:span text:style-name="T16">h</text:span> to break the HTML on a set of heading types such as “Heading 1 | FM Heading 1 | BM Heading 1 <text:span text:style-name="T12">| Copyright</text:span>” <text:span text:style-name="T12">How do you get the copyright on a different page of the eBook without making it a Heading 1?</text:span></text:p>
        </text:list-item>
        <text:list-item>
          <text:p text:style-name="P5">Table of Figures, Index of Tables, Bibliography and Horizontal Line aren’t being read by Jutoh and there for don’t make it to the eBook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Verdana" svg:font-family="Verdana, sans-serif"/>
    <style:font-face style:name="Noto Serif" svg:font-family="'Noto Serif'" style:font-family-generic="roman"/>
    <style:font-face style:name="Times New Roman" svg:font-family="'Times New Roman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DejaVu Serif" svg:font-family="'DejaVu Serif'" style:font-family-generic="roman" style:font-pitch="variable"/>
    <style:font-face style:name="Noto Serif1" svg:font-family="'Noto Serif'" style:font-adornments="Condensed" style:font-family-generic="roman" style:font-pitch="variable"/>
    <style:font-face style:name="Noto Serif2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Oblique" style:font-family-generic="swiss" style:font-pitch="variable"/>
    <style:font-face style:name="Noto Sans1" svg:font-family="'Noto Sans'" style:font-adornments="Condense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/>
      <style:text-properties style:font-name="Noto Serif2" fo:font-family="'Noto Serif'" style:font-style-name="Regular" style:font-family-generic="roman" style:font-pitch="variable" fo:font-size="12pt" fo:language="en" fo:country="US" style:font-name-complex="Times New Roman2" style:font-family-complex="'Times New Roman'" style:font-style-name-complex="Regular" style:font-family-generic-complex="roman" style:font-pitch-complex="variable" fo:hyphenate="fals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.2in" style:auto-text-indent="false" style:page-number="auto"/>
      <style:text-properties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 style:next-style-name="Body_20_Text">
      <style:text-properties style:font-name="Noto Sans1" fo:font-family="'Noto Sans'" style:font-style-name="Condensed" style:font-family-generic="swiss" style:font-pitch="variable" fo:language="en" fo:country="US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start" style:justify-single-word="false" fo:hyphenation-ladder-count="no-limit" style:page-number="auto"/>
      <style:text-properties style:font-name="Noto Serif2" fo:font-family="'Noto Serif'" style:font-style-name="Regular" style:font-family-generic="roman" style:font-pitch="variable" style:font-name-complex="Noto Serif2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" fo:font-family="Helvetica" style:font-style-name="Oblique" style:font-family-generic="swiss" style:font-pitch="variable" fo:font-size="18pt" fo:font-style="italic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ody_20_Recto" style:display-name="Body Recto" style:page-layout-name="Mpm2"/>
    <style:master-page style:name="BM_20_Recto" style:display-name="BM Recto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0T09:06:53.258797512</meta:creation-date>
    <dc:date>2020-10-09T09:22:44.610853544</dc:date>
    <dc:creator>David Snow</dc:creator>
    <meta:editing-duration>PT10M34S</meta:editing-duration>
    <meta:editing-cycles>3</meta:editing-cycles>
    <meta:generator>LibreOffice/7.0.2.2$MacOSX_X86_64 LibreOffice_project/8349ace3c3162073abd90d81fd06dcfb6b36b994</meta:generator>
    <meta:document-statistic meta:table-count="0" meta:image-count="0" meta:object-count="0" meta:page-count="3" meta:paragraph-count="18" meta:word-count="530" meta:character-count="3009" meta:non-whitespace-character-count="2497"/>
  </office:meta>
</office:document-meta>
</file>